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2f" officeooo:paragraph-rsid="0004df2f"/>
    </style:style>
    <style:style style:name="P2" style:family="paragraph" style:parent-style-name="Heading_20_1">
      <style:text-properties officeooo:paragraph-rsid="000af644"/>
    </style:style>
    <style:style style:name="T1" style:family="text">
      <style:text-properties officeooo:rsid="0004df2f"/>
    </style:style>
    <style:style style:name="T2" style:family="text">
      <style:text-properties officeooo:rsid="000dd6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SULTAS XQUE<text:span text:style-name="T1">R</text:span>Y PARA SIMULACRO</text:h>
      <text:p text:style-name="P1">Tiempo estimado: 2 horas</text:p>
      <text:p text:style-name="P1"/>
      <text:p text:style-name="Standard"><text:span text:style-name="T1">1. </text:span>El modelo de las impresoras de tipo láser.</text:p>
      <text:p text:style-name="Standard">for $impresora in doc("impresoras.xml") /impresoras/impresora return &lt;impresora tipo="láser"&gt;{ $impresora/marca }&lt;/impresora&gt;</text:p>
      <text:p text:style-name="Standard"/>
      <text:p text:style-name="Standard"><text:span text:style-name="T1">2. </text:span>La marca y modelo (separados por un espacio en blanco) de las impresoras con más de un tamaño.</text:p>
      <text:p text:style-name="Standard">for $impresora in doc("impresoras.xml") /impresoras/impresora[count(tamano) &gt;= 2] return &lt;impresora&gt;&lt;marca&gt;{ $impresora/marca/text() }&lt;/marca&gt; - &lt;modelo&gt;{ $impresora/modelo/text() }&lt;/modelo&gt;&lt;/impresora&gt;</text:p>
      <text:p text:style-name="Standard"/>
      <text:p text:style-name="Standard"><text:span text:style-name="T1">3. </text:span>La marca y modelo (separados por un espacio en blanco) de las impresoras con tamaño A3 (pueden tener otros).</text:p>
      <text:p text:style-name="Standard">for $impresora in doc("impresoras.xml") /impresoras/impresora[tamano = "A3"] return &lt;impresora&gt;&lt;marca&gt;{ $impresora/marca/text() }&lt;/marca&gt; - &lt;modelo&gt;{ $impresora/modelo/text() }&lt;/modelo&gt;&lt;/impresora&gt;</text:p>
      <text:p text:style-name="Standard"/>
      <text:p text:style-name="Standard"><text:span text:style-name="T1">4. </text:span>La marca y modelo (separados por un espacio en blanco) de las impresoras con tamaño A3 como único tamaño.</text:p>
      <text:p text:style-name="Standard">for $impresora in doc("impresoras.xml") /impresoras/impresora[tamano = "A3" and count(tamano) = 1] return &lt;impresora&gt;&lt;marca&gt;{ $impresora/marca/text() }&lt;/marca&gt; - &lt;modelo&gt;{ $impresora/modelo/text() }&lt;/modelo&gt;&lt;/impresora&gt;</text:p>
      <text:p text:style-name="Standard"/>
      <text:p text:style-name="Standard"><text:span text:style-name="T1">5. </text:span>El modelo de las impresoras en red.</text:p>
      <text:p text:style-name="Standard">for $impresora in doc("impresoras.xml") /impresoras/impresora[enred] return &lt;impresora&gt;&lt;modelo&gt;{ $impresora/modelo/text() }&lt;/modelo&gt;&lt;/impresora&gt;</text:p>
      <text:p text:style-name="Standard"/>
      <text:p text:style-name="Standard"><text:span text:style-name="T1">6. </text:span>La cantidad de impresoras guardadas en el fichero XML.</text:p>
      <text:p text:style-name="Standard">for $impresora in doc("impresoras.xml") /impresoras return &lt;impresoras&gt;{$impresora/count(impresora)}&lt;/impresoras&gt;</text:p>
      <text:p text:style-name="Standard"/>
      <text:p text:style-name="Standard"><text:span text:style-name="T1">7. </text:span>Las impresoras (elementos &lt;impresora&gt;) compradas en 2018 o después. Los resultados se deben ordenar por año de compra (orden ascendente).</text:p>
      <text:p text:style-name="Standard">for $impresora in doc("impresoras.xml") /impresoras/impresora[@compra&lt;= 2018] return &lt;impresora&gt;&lt;marca&gt;{$impresora/marca/text()}&lt;/marca&gt; - &lt;modelo&gt;{$impresora/modelo/text()}&lt;/modelo&gt;&lt;/impresora&gt;</text:p>
      <text:p text:style-name="Standard"/>
      <text:p text:style-name="Standard"><text:span text:style-name="T1">8. </text:span>Las impresoras (elementos &lt;impresora&gt;) con un peso igual o superior a 5 kg.</text:p>
      <text:p text:style-name="Standard">for $impresora in doc("impresoras.xml") /impresoras/impresora[peso &gt;= 5] return &lt;impresora&gt;{$impresora}&lt;/impresora&gt;</text:p>
      <text:p text:style-name="Standard"/>
      <text:p text:style-name="Standard"><text:span text:style-name="T1">9. </text:span>Las impresoras (elementos &lt;impresora&gt;) que tienen cartucho con código C-456P.</text:p>
      <text:p text:style-name="Standard">for $impresora in doc("impresoras.xml") /impresoras/impresora[cartucho = "C-456P"] return &lt;impresora&gt;{$impresora}&lt;/impresora&gt;</text:p>
      <text:p text:style-name="Standard"/>
      <text:p text:style-name="Standard"/>
      <text:p text:style-name="Standard"/>
      <text:p text:style-name="Standard"><text:soft-page-break/><text:span text:style-name="T1">10. </text:span>La impresora (elemento &lt;impresora&gt;) más pesada.</text:p>
      <text:p text:style-name="Standard">for $impresora in doc("impresoras.xml") /impresoras/impresora[max(peso)] return &lt;impresora&gt;{$impresora}&lt;/impresora&gt;</text:p>
      <text:p text:style-name="Standard"/>
      <text:p text:style-name="Standard"/>
      <text:h text:style-name="P2" text:outline-level="1" text:is-list-header="true">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7T14:04:12.903000000</dc:date>
    <meta:editing-duration>PT1H11M10S</meta:editing-duration>
    <meta:editing-cycles>8</meta:editing-cycles>
    <meta:generator>LibreOffice/7.4.6.2$Windows_X86_64 LibreOffice_project/5b1f5509c2decdade7fda905e3e1429a67acd63d</meta:generator>
    <meta:document-statistic meta:table-count="0" meta:image-count="0" meta:object-count="0" meta:page-count="2" meta:paragraph-count="26" meta:word-count="346" meta:character-count="2966" meta:non-whitespace-character-count="2645"/>
  </office:meta>
</office:document-meta>
</file>